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ocument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cument.Abstrac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Document.getContent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cument.getReques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cument.AbstractDocument( final URI requestURI , final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ocument.setContent( final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ocument.setRequestURI( URI reques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